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3cm"/>
    </style:style>
    <style:style style:name="co2" style:family="table-column">
      <style:table-column-properties fo:break-before="auto" style:column-width="2.656cm"/>
    </style:style>
    <style:style style:name="co3" style:family="table-column">
      <style:table-column-properties fo:break-before="auto" style:column-width="2.986cm"/>
    </style:style>
    <style:style style:name="co4" style:family="table-column">
      <style:table-column-properties fo:break-before="auto" style:column-width="4.12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834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3cm" fo:break-before="auto" style:use-optimal-row-height="true"/>
    </style:style>
    <style:style style:name="ro4" style:family="table-row">
      <style:table-row-properties style:row-height="0.441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 style:data-style-name="N60"/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ce1" office:value-type="string">
            <text:p>input2</text:p>
          </table:table-cell>
          <table:table-cell table:style-name="ce1" office:value-type="string">
            <text:p>input1</text:p>
          </table:table-cell>
          <table:table-cell table:style-name="ce1" office:value-type="string">
            <text:p>Input3 = input2 rescaled</text:p>
          </table:table-cell>
        </table:table-row>
        <table:table-row table:style-name="ro2">
          <table:table-cell office:value-type="string">
            <text:p>rho air</text:p>
          </table:table-cell>
          <table:table-cell table:number-columns-repeated="2" office:value-type="float" office:value="1.2">
            <text:p>1,2</text:p>
          </table:table-cell>
          <table:table-cell table:formula="of:=[.B2]" office:value-type="float" office:value="1.2">
            <text:p>1,2</text:p>
          </table:table-cell>
        </table:table-row>
        <table:table-row table:style-name="ro2">
          <table:table-cell office:value-type="string">
            <text:p>rho water</text:p>
          </table:table-cell>
          <table:table-cell table:number-columns-repeated="2" table:style-name="ce2" office:value-type="float" office:value="1000">
            <text:p>1,00E+003</text:p>
          </table:table-cell>
          <table:table-cell table:formula="of:=[.B3]" office:value-type="float" office:value="1000">
            <text:p>1,00E+003</text:p>
          </table:table-cell>
        </table:table-row>
        <table:table-row table:style-name="ro2">
          <table:table-cell office:value-type="string">
            <text:p>mu air</text:p>
          </table:table-cell>
          <table:table-cell table:style-name="ce2" office:value-type="float" office:value="0.000017">
            <text:p>1,70E-005</text:p>
          </table:table-cell>
          <table:table-cell table:style-name="ce2" office:value-type="float" office:value="0.01">
            <text:p>1,00E-002</text:p>
          </table:table-cell>
          <table:table-cell table:formula="of:=[.B4]" office:value-type="float" office:value="0.000017">
            <text:p>1,70E-005</text:p>
          </table:table-cell>
        </table:table-row>
        <table:table-row table:style-name="ro2">
          <table:table-cell office:value-type="string">
            <text:p>mu water</text:p>
          </table:table-cell>
          <table:table-cell table:style-name="ce2" office:value-type="float" office:value="0.001">
            <text:p>1,00E-003</text:p>
          </table:table-cell>
          <table:table-cell table:style-name="ce2" office:value-type="float" office:value="0.01">
            <text:p>1,00E-002</text:p>
          </table:table-cell>
          <table:table-cell table:formula="of:=[.B5]" office:value-type="float" office:value="0.001">
            <text:p>1,00E-003</text:p>
          </table:table-cell>
        </table:table-row>
        <table:table-row table:style-name="ro2">
          <table:table-cell office:value-type="string">
            <text:p>surface tension</text:p>
          </table:table-cell>
          <table:table-cell office:value-type="float" office:value="0.072">
            <text:p>0,072</text:p>
          </table:table-cell>
          <table:table-cell office:value-type="float" office:value="1">
            <text:p>1</text:p>
          </table:table-cell>
          <table:table-cell table:formula="of:=[.B6]*[.B7]/[.C7]" office:value-type="float" office:value="0.00036">
            <text:p>0,00036</text:p>
          </table:table-cell>
        </table:table-row>
        <table:table-row table:style-name="ro3">
          <table:table-cell office:value-type="string">
            <text:p>diameter</text:p>
          </table:table-cell>
          <table:table-cell table:style-name="ce2" office:value-type="float" office:value="0.003">
            <text:p>3,00E-003</text:p>
          </table:table-cell>
          <table:table-cell table:number-columns-repeated="2" office:value-type="float" office:value="0.6">
            <text:p>0,6</text:p>
          </table:table-cell>
        </table:table-row>
        <table:table-row table:style-name="ro4">
          <table:table-cell office:value-type="string">
            <text:p>Laplace number</text:p>
          </table:table-cell>
          <table:table-cell table:formula="of:=[.B6]*[.B3]*[.B7]/([.B5]*[.B5])" office:value-type="float" office:value="216000">
            <text:p>216000</text:p>
          </table:table-cell>
          <table:table-cell table:formula="of:=[.C6]*[.C3]*[.C7]/([.C5]*[.C5])" office:value-type="float" office:value="6000000">
            <text:p>6000000</text:p>
          </table:table-cell>
          <table:table-cell table:formula="of:=[.D6]*[.D3]*[.D7]/([.D5]*[.D5])" office:value-type="float" office:value="216000">
            <text:p>216000</text:p>
          </table:table-cell>
        </table:table-row>
        <table:table-row table:style-name="ro4">
          <table:table-cell office:value-type="string">
            <text:p>Oh number</text:p>
          </table:table-cell>
          <table:table-cell table:formula="of:=1/SQRT([.B8])" office:value-type="float" office:value="0.00215165741455968">
            <text:p>0,0021516574</text:p>
          </table:table-cell>
          <table:table-cell table:formula="of:=1/SQRT([.C8])" office:value-type="float" office:value="0.000408248290463863">
            <text:p>0,0004082483</text:p>
          </table:table-cell>
          <table:table-cell table:formula="of:=1/SQRT([.D8])" office:value-type="float" office:value="0.00215165741455968">
            <text:p>0,0021516574</text:p>
          </table:table-cell>
        </table:table-row>
        <table:table-row table:style-name="ro2">
          <table:table-cell office:value-type="string">
            <text:p>time step</text:p>
          </table:table-cell>
          <table:table-cell table:style-name="ce2" office:value-type="float" office:value="0.0000025">
            <text:p>2,50E-006</text:p>
          </table:table-cell>
          <table:table-cell table:style-name="ce2" office:value-type="float" office:value="0.0025">
            <text:p>2,50E-003</text:p>
          </table:table-cell>
          <table:table-cell table:style-name="ce2" table:formula="of:=[.B10]*[.D11]/[.B11]" office:value-type="float" office:value="0.1">
            <text:p>1,00E-001</text:p>
          </table:table-cell>
        </table:table-row>
        <table:table-row table:style-name="ro4">
          <table:table-cell office:value-type="string">
            <text:p>period</text:p>
          </table:table-cell>
          <table:table-cell table:formula="of:=SQRT([.B7]*[.B7]*[.B7]*[.B3]/[.B6])" office:value-type="float" office:value="0.0193649167310371">
            <text:p>0,0193649167</text:p>
          </table:table-cell>
          <table:table-cell table:formula="of:=SQRT([.C7]*[.C7]*[.C7]*[.C3]/[.C6])" office:value-type="float" office:value="14.6969384566991">
            <text:p>14,6969384567</text:p>
          </table:table-cell>
          <table:table-cell table:formula="of:=SQRT([.D7]*[.D7]*[.D7]*[.D3]/[.D6])" office:value-type="float" office:value="774.596669241484">
            <text:p>774,5966692415</text:p>
          </table:table-cell>
        </table:table-row>
        <table:table-row table:style-name="ro2">
          <table:table-cell office:value-type="string">
            <text:p>end time</text:p>
          </table:table-cell>
          <table:table-cell office:value-type="float" office:value="0.0500000001">
            <text:p>0,0500000001</text:p>
          </table:table-cell>
          <table:table-cell office:value-type="float" office:value="5">
            <text:p>5</text:p>
          </table:table-cell>
          <table:table-cell table:formula="of:=[.B12]*[.D11]/[.B11]" office:value-type="float" office:value="2000.000004">
            <text:p>2000,000004</text:p>
          </table:table-cell>
        </table:table-row>
        <table:table-row table:style-name="ro3">
          <table:table-cell office:value-type="string">
            <text:p>Xlength</text:p>
          </table:table-cell>
          <table:table-cell table:style-name="ce2" office:value-type="float" office:value="0.005">
            <text:p>5,00E-00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Nx</text:p>
          </table:table-cell>
          <table:table-cell office:value-type="float" office:value="32">
            <text:p>32</text:p>
          </table:table-cell>
          <table:table-cell table:formula="of:=[.B14]" office:value-type="float" office:value="32">
            <text:p>32</text:p>
          </table:table-cell>
          <table:table-cell table:formula="of:=[.C14]" office:value-type="float" office:value="32">
            <text:p>32</text:p>
          </table:table-cell>
        </table:table-row>
        <table:table-row table:style-name="ro2">
          <table:table-cell office:value-type="string">
            <text:p>dx</text:p>
          </table:table-cell>
          <table:table-cell table:formula="of:=[.B13]/[.B14]" office:value-type="float" office:value="0.00015625">
            <text:p>0,00015625</text:p>
          </table:table-cell>
          <table:table-cell table:formula="of:=[.C13]/[.C14]" office:value-type="float" office:value="0.03125">
            <text:p>0,03125</text:p>
          </table:table-cell>
          <table:table-cell table:formula="of:=[.D13]/[.D14]" office:value-type="float" office:value="0.03125">
            <text:p>0,03125</text:p>
          </table:table-cell>
        </table:table-row>
        <table:table-row table:style-name="ro2">
          <table:table-cell office:value-type="string">
            <text:p>Neumann w</text:p>
          </table:table-cell>
          <table:table-cell table:formula="of:=[.B15]*[.B15]*[.B3]/([.B5]*[.B10])" office:value-type="float" office:value="9765.625">
            <text:p>9765,625</text:p>
          </table:table-cell>
          <table:table-cell table:formula="of:=[.C15]*[.C15]*[.C3]/([.C5]*[.C10])" office:value-type="float" office:value="39062.5">
            <text:p>39062,5</text:p>
          </table:table-cell>
          <table:table-cell table:formula="of:=[.D15]*[.D15]*[.D3]/([.D5]*[.D10])" office:value-type="float" office:value="9765.625">
            <text:p>9765,625</text:p>
          </table:table-cell>
        </table:table-row>
        <table:table-row table:style-name="ro2">
          <table:table-cell office:value-type="string">
            <text:p>Neumann g</text:p>
          </table:table-cell>
          <table:table-cell table:formula="of:=[.B15]*[.B15]*[.B2]/([.B4]*[.B10])" office:value-type="float" office:value="689.338235294118">
            <text:p>689,3382352941</text:p>
          </table:table-cell>
          <table:table-cell table:formula="of:=[.C15]*[.C15]*[.C2]/([.C4]*[.C10])" office:value-type="float" office:value="46.875">
            <text:p>46,875</text:p>
          </table:table-cell>
          <table:table-cell table:formula="of:=[.D15]*[.D15]*[.D2]/([.D4]*[.D10])" office:value-type="float" office:value="689.338235294118">
            <text:p>689,3382352941</text:p>
          </table:table-cell>
        </table:table-row>
        <table:table-row table:style-name="ro4">
          <table:table-cell office:value-type="string">
            <text:p>st number g</text:p>
          </table:table-cell>
          <table:table-cell table:formula="of:=POWER([.B15];3)*[.B2]/([.B10]*[.B10]*[.B6])" office:value-type="float" office:value="10.1725260416667">
            <text:p>10,1725260417</text:p>
          </table:table-cell>
          <table:table-cell table:formula="of:=POWER([.C15];3)*[.C2]/([.C10]*[.C10]*[.C6])" office:value-type="float" office:value="5.859375">
            <text:p>5,859375</text:p>
          </table:table-cell>
          <table:table-cell table:formula="of:=POWER([.D15];3)*[.D2]/([.D10]*[.D10]*[.D6])" office:value-type="float" office:value="10.1725260416667">
            <text:p>10,1725260417</text:p>
          </table:table-cell>
        </table:table-row>
        <table:table-row table:style-name="ro4">
          <table:table-cell office:value-type="string">
            <text:p>st number w</text:p>
          </table:table-cell>
          <table:table-cell table:formula="of:=POWER([.B15];3)*[.B3]/([.B10]*[.B10]*[.B6])" office:value-type="float" office:value="8477.10503472223">
            <text:p>8477,1050347222</text:p>
          </table:table-cell>
          <table:table-cell table:formula="of:=POWER([.C15];3)*[.C3]/([.C10]*[.C10]*[.C6])" office:value-type="float" office:value="4882.8125">
            <text:p>4882,8125</text:p>
          </table:table-cell>
          <table:table-cell table:formula="of:=POWER([.D15];3)*[.D3]/([.D10]*[.D10]*[.D6])" office:value-type="float" office:value="8477.10503472222">
            <text:p>8477,1050347222</text:p>
          </table:table-cell>
        </table:table-row>
        <table:table-row table:style-name="ro2" table:number-rows-repeated="3">
          <table:table-cell table:number-columns-repeated="4"/>
        </table:table-row>
        <table:table-row table:style-name="ro2">
          <table:table-cell office:value-type="string">
            <text:p>Racine ( d^3 rho / sigma) </text:p>
          </table:table-cell>
          <table:table-cell table:number-columns-repeated="3"/>
        </table:table-row>
        <table:table-row table:style-name="ro2" table:number-rows-repeated="1048552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Feuille2" table:style-name="ta1">
        <table:table-column table:style-name="co5" table:default-cell-style-name="Default"/>
        <table:table-row table:style-name="ro5">
          <table:table-cell/>
        </table:table-row>
      </table:table>
      <table:table table:name="Feuille3" table:style-name="ta1">
        <table:table-column table:style-name="co5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0T19:06:59</meta:creation-date>
    <dc:date>2013-11-14T18:55:30</dc:date>
    <meta:editing-duration>P3DT23H38M45S</meta:editing-duration>
    <meta:editing-cycles>9</meta:editing-cycles>
    <meta:generator>LibreOffice/3.5$MacOSX_x86 LibreOffice_project/e0fbe70-dcba98b-297ab39-994e618-0f858f0</meta:generator>
    <meta:document-statistic meta:table-count="3" meta:cell-count="76" meta:object-count="0"/>
  </office:meta>
</office:document-meta>
</file>